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8300000124E1ED40F446AFF79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break-before="auto" fo:break-after="auto"/>
    </style:style>
    <style:style style:name="P2" style:family="paragraph" style:parent-style-name="normal">
      <style:paragraph-properties fo:text-align="justify" style:justify-single-word="false" fo:break-before="auto" fo:break-after="auto"/>
    </style:style>
    <style:style style:name="P3" style:family="paragraph" style:parent-style-name="normal">
      <style:paragraph-properties fo:text-align="justify" style:justify-single-word="false" fo:break-before="auto" fo:break-after="auto"/>
      <style:text-properties officeooo:paragraph-rsid="00128090"/>
    </style:style>
    <style:style style:name="P4" style:family="paragraph" style:parent-style-name="normal">
      <style:paragraph-properties fo:text-align="justify" style:justify-single-word="false" fo:break-before="auto" fo:break-after="auto"/>
      <style:text-properties officeooo:paragraph-rsid="001664c9"/>
    </style:style>
    <style:style style:name="P5" style:family="paragraph" style:parent-style-name="Heading_20_1">
      <style:paragraph-properties fo:text-align="justify" style:justify-single-word="false" fo:break-before="auto" fo:break-after="auto"/>
      <style:text-properties fo:color="#0b5394"/>
    </style:style>
    <style:style style:name="P6" style:family="paragraph" style:parent-style-name="Heading_20_2">
      <style:paragraph-properties fo:break-before="auto" fo:break-after="auto"/>
      <style:text-properties fo:color="#0b5394"/>
    </style:style>
    <style:style style:name="P7" style:family="paragraph" style:parent-style-name="Heading_20_2">
      <style:paragraph-properties fo:text-align="justify" style:justify-single-word="false" fo:break-before="auto" fo:break-after="auto"/>
      <style:text-properties fo:color="#0b5394"/>
    </style:style>
    <style:style style:name="P8" style:family="paragraph" style:parent-style-name="normal">
      <style:paragraph-properties fo:line-height="100%" fo:orphans="0" fo:widows="0"/>
    </style:style>
    <style:style style:name="P9" style:family="paragraph" style:parent-style-name="normal">
      <style:paragraph-properties fo:text-align="end" style:justify-single-word="false"/>
      <style:text-properties fo:font-size="10pt" style:font-size-asian="10pt" style:font-size-complex="10pt"/>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style:text-properties officeooo:paragraph-rsid="00149d0f"/>
    </style:style>
    <style:style style:name="P12" style:family="paragraph" style:parent-style-name="normal">
      <style:paragraph-properties fo:margin-left="1.27cm" fo:margin-right="0cm" fo:text-align="justify" style:justify-single-word="false" fo:text-indent="0cm" style:auto-text-indent="false" fo:break-before="auto" fo:break-after="auto"/>
    </style:style>
    <style:style style:name="P13" style:family="paragraph" style:parent-style-name="Heading_20_2">
      <style:paragraph-properties fo:text-align="justify" style:justify-single-word="false"/>
      <style:text-properties fo:color="#0b5394"/>
    </style:style>
    <style:style style:name="P14" style:family="paragraph" style:parent-style-name="Heading_20_3">
      <style:text-properties fo:color="#0b5394"/>
    </style:style>
    <style:style style:name="P15" style:family="paragraph" style:parent-style-name="Heading_20_1" style:master-page-name="Standard">
      <style:paragraph-properties fo:text-align="justify" style:justify-single-word="false" style:page-number="1" fo:break-before="auto" fo:break-after="auto"/>
      <style:text-properties fo:color="#0b5394"/>
    </style:style>
    <style:style style:name="P16" style:family="paragraph" style:parent-style-name="normal" style:list-style-name="WWNum1">
      <style:paragraph-properties fo:margin-left="1.27cm" fo:margin-right="0cm" fo:text-indent="-0.635cm" style:auto-text-indent="false" fo:break-before="auto" fo:break-after="auto"/>
    </style:style>
    <style:style style:name="P17" style:family="paragraph" style:parent-style-name="normal" style:list-style-name="WWNum1">
      <style:paragraph-properties fo:margin-left="1.27cm" fo:margin-right="0cm" fo:text-indent="-0.635cm" style:auto-text-indent="false" fo:break-before="auto" fo:break-after="auto"/>
      <style:text-properties fo:font-weight="bold" style:font-weight-asian="bold"/>
    </style:style>
    <style:style style:name="P18" style:family="paragraph" style:parent-style-name="normal" style:list-style-name="WWNum7">
      <style:paragraph-properties fo:margin-left="1.27cm" fo:margin-right="0cm" fo:text-indent="-0.635cm" style:auto-text-indent="false" fo:break-before="auto" fo:break-after="auto"/>
      <style:text-properties fo:font-weight="bold" style:font-weight-asian="bold"/>
    </style:style>
    <style:style style:name="P19" style:family="paragraph" style:parent-style-name="normal" style:list-style-name="WWNum8">
      <style:paragraph-properties fo:margin-left="1.27cm" fo:margin-right="0cm" fo:text-indent="-0.635cm" style:auto-text-indent="false" fo:break-before="auto" fo:break-after="auto"/>
    </style:style>
    <style:style style:name="P20" style:family="paragraph" style:parent-style-name="normal" style:list-style-name="WWNum3">
      <style:paragraph-properties fo:margin-left="1.27cm" fo:margin-right="0cm" fo:text-align="justify" style:justify-single-word="false" fo:text-indent="-0.635cm" style:auto-text-indent="false" fo:break-before="auto" fo:break-after="auto"/>
    </style:style>
    <style:style style:name="P21" style:family="paragraph" style:parent-style-name="normal" style:list-style-name="WWNum2">
      <style:paragraph-properties fo:margin-left="1.27cm" fo:margin-right="0cm" fo:text-align="justify" style:justify-single-word="false" fo:text-indent="-0.635cm" style:auto-text-indent="false" fo:break-before="auto" fo:break-after="auto"/>
    </style:style>
    <style:style style:name="P22" style:family="paragraph" style:parent-style-name="normal" style:list-style-name="WWNum6">
      <style:paragraph-properties fo:margin-left="1.27cm" fo:margin-right="0cm" fo:text-align="justify" style:justify-single-word="false" fo:text-indent="-0.635cm" style:auto-text-indent="false" fo:break-before="auto" fo:break-after="auto"/>
    </style:style>
    <style:style style:name="P23" style:family="paragraph" style:parent-style-name="normal" style:list-style-name="WWNum7">
      <style:paragraph-properties fo:margin-left="1.27cm" fo:margin-right="0cm" fo:text-indent="-0.635cm" style:auto-text-indent="false" fo:break-before="auto" fo:break-after="auto"/>
    </style:style>
    <style:style style:name="P24" style:family="paragraph" style:parent-style-name="normal" style:list-style-name="WWNum5">
      <style:paragraph-properties fo:margin-left="1.27cm" fo:margin-right="0cm" fo:text-indent="-0.635cm" style:auto-text-indent="false" fo:break-before="auto" fo:break-after="auto"/>
    </style:style>
    <style:style style:name="P25" style:family="paragraph" style:parent-style-name="normal" style:list-style-name="WWNum4">
      <style:paragraph-properties fo:margin-left="1.27cm" fo:margin-right="0cm" fo:text-indent="-0.635cm" style:auto-text-indent="false"/>
    </style:style>
    <style:style style:name="P26" style:family="paragraph" style:parent-style-name="normal" style:list-style-name="WWNum4">
      <style:paragraph-properties fo:margin-left="2.54cm" fo:margin-right="0cm" fo:text-indent="-0.635cm" style:auto-text-indent="false"/>
      <style:text-properties fo:background-color="#ff8000"/>
    </style:style>
    <style:style style:name="P27" style:family="paragraph" style:parent-style-name="normal" style:list-style-name="WWNum4">
      <style:paragraph-properties fo:margin-left="2.54cm" fo:margin-right="0cm" fo:text-indent="-0.635cm" style:auto-text-indent="false"/>
    </style:style>
    <style:style style:name="P28" style:family="paragraph" style:parent-style-name="normal" style:list-style-name="WWNum5">
      <style:paragraph-properties fo:margin-left="2.54cm" fo:margin-right="0cm" fo:text-indent="-0.635cm" style:auto-text-indent="false" fo:break-before="auto" fo:break-after="auto"/>
    </style:style>
    <style:style style:name="P29" style:family="paragraph" style:parent-style-name="normal" style:list-style-name="WWNum5">
      <style:paragraph-properties fo:margin-left="3.81cm" fo:margin-right="0cm" fo:text-indent="-0.635cm" style:auto-text-indent="false" fo:break-before="auto" fo:break-after="auto"/>
    </style:style>
    <style:style style:name="T1" style:family="text">
      <style:text-properties fo:background-color="#ffff00" loext:char-shading-value="0"/>
    </style:style>
    <style:style style:name="T2" style:family="text">
      <style:text-properties officeooo:rsid="001a8855" fo:background-color="#ffff00" loext:char-shading-value="0"/>
    </style:style>
    <style:style style:name="T3" style:family="text">
      <style:text-properties fo:background-color="#800080" loext:char-shading-value="0"/>
    </style:style>
    <style:style style:name="T4" style:family="text">
      <style:text-properties fo:background-color="#28471f" loext:char-shading-value="0"/>
    </style:style>
    <style:style style:name="T5" style:family="text">
      <style:text-properties fo:background-color="transparent" loext:char-shading-value="0"/>
    </style:style>
    <style:style style:name="T6" style:family="text">
      <style:text-properties fo:background-color="#611729" loext:char-shading-value="0"/>
    </style:style>
    <style:style style:name="T7" style:family="text">
      <style:text-properties fo:background-color="#ff8000" loext:char-shading-value="0"/>
    </style:style>
    <style:style style:name="T8" style:family="text">
      <style:text-properties fo:background-color="#55215b" loext:char-shading-value="0"/>
    </style:style>
    <style:style style:name="T9" style:family="text">
      <style:text-properties fo:background-color="#ff0000" loext:char-shading-value="0"/>
    </style:style>
    <style:style style:name="T10" style:family="text">
      <style:text-properties style:use-window-font-color="true" fo:background-color="#ff0000" loext:char-shading-value="0"/>
    </style:style>
    <style:style style:name="T11" style:family="text">
      <style:text-properties fo:background-color="#81d41a" loext:char-shading-value="0"/>
    </style:style>
    <style:style style:name="T12" style:family="text">
      <style:text-properties officeooo:rsid="001a885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5pnxu322uqct"/>Objetivos generales</text:p>
      <text:list xml:id="list1925311973" text:style-name="WWNum1">
        <text:list-item>
          <text:p text:style-name="P16">Analizar los requerimientos de una aplicación</text:p>
        </text:list-item>
        <text:list-item>
          <text:p text:style-name="P16">Aplicar conocimientos de aplicación web</text:p>
        </text:list-item>
        <text:list-item>
          <text:p text:style-name="P16">Aplicar conceptos recibidos en clase magistral y laboratorio</text:p>
        </text:list-item>
        <text:list-item>
          <text:p text:style-name="P17">Elaborar la lógica para la solución del problema planteado.</text:p>
        </text:list-item>
      </text:list>
      <text:p text:style-name="P5"><text:bookmark text:name="_lt8zrjbwj99a"/>Objectivos específicos</text:p>
      <text:list xml:id="list1538667233" text:style-name="WWNum8">
        <text:list-item>
          <text:p text:style-name="P19">Reconocer y escribir casos de uso a partir de requerimientos</text:p>
        </text:list-item>
        <text:list-item>
          <text:p text:style-name="P19">Diseñar bases de datos</text:p>
        </text:list-item>
        <text:list-item>
          <text:p text:style-name="P19">Construcción de aplicaciones SPA usando Angular Framework.</text:p>
        </text:list-item>
        <text:list-item>
          <text:p text:style-name="P19">Construcción de aplicaciones que sirven datos a aplicaciones SPA</text:p>
        </text:list-item>
        <text:list-item>
          <text:p text:style-name="P19">Recepción de datos del usuario usando ventanas de formularios amigables.</text:p>
        </text:list-item>
        <text:list-item>
          <text:p text:style-name="P19">Validación de la información ingresada por el usuario.</text:p>
        </text:list-item>
        <text:list-item>
          <text:p text:style-name="P19">Manejar buenas prácticas de programación.</text:p>
        </text:list-item>
        <text:list-item>
          <text:p text:style-name="P19">Uso de jasper reports para generar reportes.</text:p>
        </text:list-item>
      </text:list>
      <text:p text:style-name="P2"/>
      <text:p text:style-name="P5"><text:bookmark text:name="_q7uf8dwp57e1"/>Descripción</text:p>
      <text:p text:style-name="P2">La empresa de desarrollo de software “Code ‘n Bugs” se especializa en desarrollos de software a la medida, y tomando en cuenta el buen trabajo realizado por usted en el desarrollo de la aplicación de mueblería, ha sido asignado a un nuevo proyecto.</text:p>
      <text:p text:style-name="P2"/>
      <text:p text:style-name="P3">Uno de los clientes actuales desea crear un sitio web dedicado a la publicación de revistas digitales en formato pdf. La idea general de la aplicación es que l<text:span text:style-name="T1">os </text:span><text:span text:style-name="T10">editores</text:span> puedan <text:span text:style-name="T1">publicar sus revistas</text:span> en <text:span text:style-name="T1">diferentes categoría</text:span>s para que las <text:span text:style-name="T9">personas suscritas </text:span>a las revistas puedan i<text:span text:style-name="T1">ngresar</text:span> al sitio, y <text:span text:style-name="T1">leer </text:span>o <text:span text:style-name="T1">descargar</text:span> <text:s/>las mismas, eso quiere decir que los editores pueden subir un archivo pdf for número de revista, por ejemplo, un editor sube el número de enero de una revista X, luego, en febrero el editor sube el siguiente número, etc.</text:p>
      <text:p text:style-name="P2"/>
      <text:p text:style-name="P11">Cada editor se encarga de definir su propio ritmo de publicación de números de revista.</text:p>
      <text:p text:style-name="P10"/>
      <text:p text:style-name="P2">Debido a su experiencia en el análisis orientado a objetos, se le solicita que documente todos los requerimientos usando la técnica de casos de uso, por lo que debe generar artefactos de análisis y diseño como <text:span text:style-name="T3">glosario</text:span>, c<text:span text:style-name="T3">asos de uso de alto nivel,</text:span> casos de uso <text:span text:style-name="T3">expandidos</text:span>, d<text:span text:style-name="T3">iagrama de casos de uso</text:span> y <text:span text:style-name="T3">diagrama</text:span> de <text:span text:style-name="T3">clases</text:span>.</text:p>
      <text:p text:style-name="P6"><text:bookmark text:name="_ygetpxd91c33"/><text:soft-page-break/>Requerimientos</text:p>
      <text:p text:style-name="P2">La aplicación web debe ser una fuente de ingresos para nuestro cliente, por lo que el modelo de negocios (la manera en que se gana dinero) es el siguiente:</text:p>
      <text:list xml:id="list33426635" text:style-name="WWNum3">
        <text:list-item>
          <text:p text:style-name="P20">Todos los <text:span text:style-name="T1">editores</text:span> que se registran en el sistema pueden <text:span text:style-name="T1">publicar revistas de manera gratuita.</text:span></text:p>
        </text:list-item>
        <text:list-item>
          <text:p text:style-name="P20">Al momento de la publicación de una revista, el <text:span text:style-name="T1">editor</text:span> <text:span text:style-name="T1">decide</text:span> la <text:span text:style-name="T1">cuota</text:span> de <text:span text:style-name="T1">suscripción</text:span> <text:span text:style-name="T1">cobrada</text:span> a los <text:span text:style-name="T1">suscriptores</text:span> por <text:span text:style-name="T1">mes</text:span>.</text:p>
        </text:list-item>
        <text:list-item>
          <text:p text:style-name="P20">Un <text:span text:style-name="T1">editor</text:span> también puede <text:span text:style-name="T1">indicar</text:span> si la <text:span text:style-name="T1">suscripción</text:span> a una revista es <text:span text:style-name="T1">gratis</text:span>.</text:p>
        </text:list-item>
        <text:list-item>
          <text:p text:style-name="P20">Cada vez que un usuario se <text:span text:style-name="T1">suscribe</text:span> a una <text:span text:style-name="T1">revista</text:span> y <text:span text:style-name="T1">hace el pago</text:span>, un <text:span text:style-name="T1">porcentaje</text:span> (<text:span text:style-name="T1">definido</text:span> por los <text:span text:style-name="T1">usuarios administradores en el sistema</text:span>) es <text:span text:style-name="T1">extraído</text:span> de la <text:span text:style-name="T1">cuota</text:span> como <text:span text:style-name="T1">pago</text:span> a <text:span text:style-name="T1">nuestro</text:span> <text:span text:style-name="T1">cliente</text:span> por el <text:span text:style-name="T1">servicio</text:span> del sitio web.</text:p>
        </text:list-item>
        <text:list-item>
          <text:p text:style-name="P20">Debido a que muchas personas visitan el sitio web, el <text:span text:style-name="T1">cliente</text:span> desea <text:span text:style-name="T1">brindar</text:span> un <text:span text:style-name="T1">servicio</text:span> de <text:span text:style-name="T1">anuncios</text:span> a e<text:span text:style-name="T1">mpresas que deseen anunciars</text:span>e. Los a<text:span text:style-name="T1">nunciantes pagan una cantidad de diner</text:span>o por el <text:span text:style-name="T1">tiempo</text:span> (<text:span text:style-name="T4">en días)</text:span> que el anuncio se podrá ver en la aplicación.</text:p>
        </text:list-item>
        <text:list-item>
          <text:p text:style-name="P20">Los <text:span text:style-name="T1">anuncios</text:span> solo se <text:span text:style-name="T1">visualizan</text:span> en <text:span text:style-name="T1">todas las páginas</text:span> a las cuales los <text:span text:style-name="T1">suscriptores</text:span> pueden <text:span text:style-name="T1">acceder</text:span>, <text:span text:style-name="T1">excepto</text:span><text:span text:style-name="T5"> las páginas de las revistas</text:span><text:span text:style-name="T1"> pagadas</text:span>.</text:p>
        </text:list-item>
        <text:list-item>
          <text:p text:style-name="P20">Los <text:span text:style-name="T1">anuncios</text:span> <text:span text:style-name="T1">poseen</text:span> <text:span text:style-name="T1">etiquetas</text:span> que ayudan a <text:span text:style-name="T1">decidir en cuáles revistas</text:span> se <text:span text:style-name="T1">mostrarán</text:span> e<text:span text:style-name="T1">n base a</text:span> los <text:span text:style-name="T1">gustos</text:span> o <text:span text:style-name="T1">revistas</text:span> a las que s<text:span text:style-name="T1">e suscriban los usuarios</text:span>.</text:p>
        </text:list-item>
      </text:list>
      <text:p text:style-name="P2"/>
      <text:p text:style-name="P2">Todos los <text:span text:style-name="T6">usuarios</text:span> de la aplicación deben <text:span text:style-name="T6">crear</text:span> su <text:span text:style-name="T6">perfil</text:span>, al momento de crear su cuenta en la plataforma, el sistema deberá <text:span text:style-name="T6">preguntarle </text:span>sus <text:span text:style-name="T6">temas de interés</text:span> donde el usuario puede <text:span text:style-name="T6">describir</text:span> las características de su persona, como por ejemplo, foto, hobbies, descripción, gustos, etc. teniendo la <text:span text:style-name="T6">opción de cambiar cualquier data </text:span>cuando ellos deseen.</text:p>
      <text:p text:style-name="P2">Los <text:span text:style-name="T1">suscriptores</text:span> tendrán dentro de su perfil una <text:span text:style-name="T1">opción</text:span> para <text:span text:style-name="T1">seleccionar varias etiquetas</text:span> o tags <text:span text:style-name="T1">provenientes</text:span> de los tags de las <text:span text:style-name="T1">revistas</text:span>, esto servirá para que al momento que un suscriptor ingrese a la plataforma, se le sugieran revistas aleatorias de acuerdo a sus propias etiquetas.</text:p>
      <text:p text:style-name="P2"/>
      <text:p text:style-name="P2">Los <text:span text:style-name="T1">suscriptores</text:span> tienen la opción de <text:span text:style-name="T1">buscar</text:span> <text:span text:style-name="T1">revistas</text:span> ya sea <text:span text:style-name="T1">por categoria</text:span> o <text:span text:style-name="T1">por etiquetas</text:span> (<text:span text:style-name="T7">tags, que son marcadores asociados a una revista</text:span>, una revista puede marcarse con más de una etiqueta)</text:p>
      <text:p text:style-name="P2"/>
      <text:p text:style-name="P2">Un <text:span text:style-name="T1">usuario que no está suscrito</text:span> <text:s/>a alguna revista puede <text:span text:style-name="T1">previsualizarla</text:span> antes de suscribirse. La previsualización debe incluir como mínimo la <text:span text:style-name="T1">descripción</text:span>, <text:span text:style-name="T1">categoría</text:span>, <text:span text:style-name="T1">etiquetas</text:span>, <text:span text:style-name="T1">autor</text:span> y la <text:span text:style-name="T1">cantidad</text:span> de “<text:span text:style-name="T1">Me gusta</text:span>”.</text:p>
      <text:p text:style-name="P2"/>
      <text:p text:style-name="P2">Los <text:span text:style-name="T1">suscriptores</text:span> pueden acceder a un <text:span text:style-name="T1">listado</text:span> con las <text:span text:style-name="T1">revistas</text:span> a las que están suscritos, <text:span text:style-name="T1">escoger</text:span> alguna <text:span text:style-name="T1">revista</text:span> y <text:span text:style-name="T1">ver</text:span> <text:span text:style-name="T1">todos sus datos</text:span> y<text:span text:style-name="T1"> hacer comentarios.</text:span></text:p>
      <text:p text:style-name="P2"/>
      <text:p text:style-name="P2">Los <text:span text:style-name="T1">suscriptores</text:span> pueden <text:span text:style-name="T1">revisar</text:span> el <text:span text:style-name="T1">perfil</text:span> de los <text:span text:style-name="T2">editores</text:span>.</text:p>
      <text:p text:style-name="P2"/>
      <text:p text:style-name="P2">Los <text:span text:style-name="T1">suscriptores</text:span> pueden <text:span text:style-name="T1">pagar</text:span> de forma <text:span text:style-name="T1">anual</text:span> o <text:span text:style-name="T1">mensual</text:span>.</text:p>
      <text:p text:style-name="P2"/>
      <text:p text:style-name="P2">Debido a que existen <text:span text:style-name="T1">gastos</text:span> relacionados al <text:span text:style-name="T1">funcionamiento</text:span> del <text:span text:style-name="T1">sistema</text:span>, cada <text:span text:style-name="T1">revista</text:span> tiene asociado un <text:span text:style-name="T1">costo por día</text:span>. </text:p>
      <text:p text:style-name="P2"/>
      <text:p text:style-name="P2"><text:soft-page-break/>Al momento de que un <text:span text:style-name="T11">editor registra una revista</text:span>, el <text:span text:style-name="T11">administrador</text:span> está obligado a <text:span text:style-name="T11">asignar</text:span> el <text:span text:style-name="T11">monto</text:span> del <text:span text:style-name="T11">costo</text:span> por <text:span text:style-name="T11">día</text:span>, ya sea basado en el costo global o en otro monto.</text:p>
      <text:p text:style-name="P2"/>
      <text:p text:style-name="P2">El <text:span text:style-name="T1">administrador</text:span> es el encargado de <text:span text:style-name="T1">asignar</text:span> o <text:span text:style-name="T1">cambiar</text:span> el <text:span text:style-name="T1">costo</text:span> de <text:span text:style-name="T1">cada revista</text:span>. Para efectos de calificación se debe indicar la fecha en que toma efecto el cambio de costo.</text:p>
      <text:p text:style-name="P2"/>
      <text:p text:style-name="P2">Para efectos de calificación al momento de la creación de una revista el usuario debe indicar la fecha de creación.</text:p>
      <text:p text:style-name="P2"/>
      <text:p text:style-name="P2">Para efectos de calificación, al momento de la suscripción a una revista el usuario debe indicar la fecha de suscripción.</text:p>
      <text:p text:style-name="P2"/>
      <text:p text:style-name="P2">Para efectos de calificación al momento de hacer un pago el usuario debe registrar la fecha de pago.</text:p>
      <text:p text:style-name="P2"/>
      <text:p text:style-name="P2">Un suscriptor de una <text:span text:style-name="T9">revista</text:span> puede crear comentarios y dar “me gusta” a dicha revista.</text:p>
      <text:p text:style-name="P2"/>
      <text:p text:style-name="P2">Un editor puede indicar a una de sus revistas que no reciba comentarios o “Me gusta”, o revertir el bloqueo.</text:p>
      <text:p text:style-name="P2"/>
      <text:p text:style-name="P2">Un editor puede bloquear o desbloquear las suscripciones a alguna revista.</text:p>
      <text:p text:style-name="P2"/>
      <text:p text:style-name="P4">Existen 3 tipos de anuncios que los anunciantes pueden pagar: Texto, Imagen y Texto, Video y Texto. Para los los anuncios de tipo video con texto solo se almacena el link a algún video en la web y la aplicación debe encargar de reproducirlo en un loop.</text:p>
      <text:p text:style-name="P2"/>
      <text:p text:style-name="P2"><text:span text:style-name="T8">Los administradores</text:span><text:span text:style-name="T5"> s</text:span>on los que pueden <text:span text:style-name="T1">crear</text:span>, <text:span text:style-name="T1">modificar</text:span> y <text:span text:style-name="T1">desactivar</text:span> <text:span text:style-name="T1">anuncios</text:span>.</text:p>
      <text:p text:style-name="P2"/>
      <text:p text:style-name="P2"><text:span text:style-name="T8">Un editor</text:span> puede ver los siguientes reportes:</text:p>
      <text:list xml:id="list867594489" text:style-name="WWNum2">
        <text:list-item>
          <text:p text:style-name="P21">Reporte de comentarios de revistas en un intervalo de tiempo. Opcionalmente se puede filtrar por revista.</text:p>
        </text:list-item>
        <text:list-item>
          <text:p text:style-name="P21">Reporte de suscripciones a revistas en un intervalo de tiempo. Incluyendo un listado de las suscripciones. Opcionalmente se puede filtrar por revista.</text:p>
        </text:list-item>
        <text:list-item>
          <text:p text:style-name="P21">Reporte de revistas más gustadas en un intervalo de tiempo. Incluyendo un listado de los “Me gusta”. Opcionalmente se puede filtrar por revista.</text:p>
        </text:list-item>
        <text:list-item>
          <text:p text:style-name="P21">Reporte de ganancias en un intervalo de tiempo. El reporte debe incluir por cada revista el listado de suscripciones indicando por suscripción la ganancia. El reporte debe incluir también un total de ganancia. Opcionalmente se puede filtrar por revista.</text:p>
        </text:list-item>
      </text:list>
      <text:p text:style-name="P2"/>
      <text:p text:style-name="P2">Los <text:span text:style-name="T8">administradores</text:span> puede ver los siguientes <text:span text:style-name="T8">reportes</text:span>:</text:p>
      <text:list xml:id="list3447250643" text:style-name="WWNum6">
        <text:list-item>
          <text:p text:style-name="P22">Reporte de ganancias por revista en un intervalo de tiempo. El reporte debe incluir por cada revista el listado de suscripciones indicando por suscripción el ingreso y la ganancia, incluyendo por revista el costo que ha tenido esa revista, el ingreso y la ganancia. El reporte debe incluir <text:soft-page-break/>también un total de costo, total de ingreso y total de ganancia. Opcionalmente se puede filtrar por revista.</text:p>
        </text:list-item>
        <text:list-item>
          <text:p text:style-name="P22">Reporte de ganancias por anunciante en un intervalo de tiempo. El reporte debe incluir por cada anunciante el listado de anuncios pagados. Opcionalmente se puede filtrar por anunciante.</text:p>
        </text:list-item>
        <text:list-item>
          <text:p text:style-name="P22">Reporte de ganancias totales. Este es un condensado de todas las entradas y costos que ha obtenido el cliente a través de la aplicación, consta de un listado que agrupa por dia todas las entradas de dinero y todos los costos. Por cada entrada de dinero se debe mostrar el monto y el tipo de entrada (porcentaje de suscripción / pago por anunico) agrupados por tipo de entrada, por cada costo se debe mostrar el monto agrupados por revista</text:p>
        </text:list-item>
        <text:list-item>
          <text:p text:style-name="P22">Reporte de las 5 revistas más populares en un intervalo de tiempo, el reporte debe incluir por cada revista un listado de suscripciones y el total de suscripciones.</text:p>
        </text:list-item>
        <text:list-item>
          <text:p text:style-name="P22">Reporte de las 5 revistas más comentadas en un intervalo de tiempo. El reporte debe incluir por cada revista el listado de los comentarios.</text:p>
        </text:list-item>
        <text:list-item>
          <text:p text:style-name="P22">Reporte de anuncios. Se debe incluir un listado de anuncios que fueron mostrados en el intervalo de tiempo, por cada anuncio se debe mostrar la información del anunciante.</text:p>
        </text:list-item>
        <text:list-item>
          <text:p text:style-name="P22">Reporte de efectividad de anuncios por anunciante. El reporte debe incluir por cada anunciante los anuncios mostrados en el intervalo de tiempo y se debe incluir por cada anuncio la cantidad de veces que fue mostrado y la url de la página donde se mostró.</text:p>
        </text:list-item>
      </text:list>
      <text:p text:style-name="P12"/>
      <text:p text:style-name="P2">Si no se especifica el intervalo de tiempo entonces se toman en cuenta todos los registros.</text:p>
      <text:p text:style-name="P2"/>
      <text:p text:style-name="P2">La aplicación debe ser capaz de cargar datos a través de un archivo de entrada, el cual se definirá más adelante.</text:p>
      <text:p text:style-name="P7"><text:bookmark text:name="_iek5i6jbsgyl"/>Importante</text:p>
      <text:list xml:id="list940571531" text:style-name="WWNum7">
        <text:list-item>
          <text:p text:style-name="P23">Programa 100% web.</text:p>
        </text:list-item>
        <text:list-item>
          <text:p text:style-name="P23">Se deben manejar todos los posibles errores.</text:p>
        </text:list-item>
        <text:list-item>
          <text:p text:style-name="P23">El estudiante puede agregar las consultas y listados que considere necesario para que el programa sea amigable.</text:p>
        </text:list-item>
        <text:list-item>
          <text:p text:style-name="P23">Todos los reportes debe ser generados usando Jasper Reports</text:p>
        </text:list-item>
        <text:list-item>
          <text:p text:style-name="P18">Es muy importante que la interfaz de usuario sea fácil de usar y cómoda para el usuario para evitar penalizaciones en la calificación.</text:p>
        </text:list-item>
        <text:list-item>
          <text:p text:style-name="P18">Obligatorio para tener derecho al siguiente proyecto.</text:p>
        </text:list-item>
        <text:list-item>
          <text:p text:style-name="P18">Copias obtendrán nota de cero y se notificará a coordinación.</text:p>
        </text:list-item>
      </text:list>
      <text:p text:style-name="P5"><text:bookmark text:name="_ts11clwc4h71"/><text:soft-page-break/></text:p>
      <text:p text:style-name="P5"><text:bookmark text:name="_xqm2oskur8ls"/>Entrega</text:p>
      <text:p text:style-name="P13"><text:bookmark text:name="_bn3ejjtqmc68"/>Fase 1</text:p>
      <text:p text:style-name="normal">La primera fase del proyecto consiste en generar los artefactos de la fase del análisis, esto incluye:</text:p>
      <text:list xml:id="list1977374686" text:style-name="WWNum4">
        <text:list-item>
          <text:p text:style-name="P25">Glosario</text:p>
        </text:list-item>
        <text:list-item>
          <text:p text:style-name="P25">Documento de casos de uso.</text:p>
          <text:list>
            <text:list-item>
              <text:p text:style-name="P26">Casos de uso de alto nivel</text:p>
            </text:list-item>
            <text:list-item>
              <text:p text:style-name="P27">Casos de uso expandidos</text:p>
            </text:list-item>
            <text:list-item>
              <text:p text:style-name="P27">Diagrama de casos de uso</text:p>
            </text:list-item>
          </text:list>
        </text:list-item>
        <text:list-item>
          <text:p text:style-name="P25">Diagramas de secuencia del sistema</text:p>
        </text:list-item>
        <text:list-item>
          <text:p text:style-name="P25">Modelo conceptual</text:p>
        </text:list-item>
      </text:list>
      <text:p text:style-name="normal">Como parte de la primera fase, usted debe generar artefactos de la primera iteración, esto es: </text:p>
      <text:list xml:id="list232820050577667" text:continue-numbering="true" text:style-name="WWNum4">
        <text:list-item>
          <text:p text:style-name="P25">Diagrama entidad/relación</text:p>
        </text:list-item>
        <text:list-item>
          <text:p text:style-name="P25">Mapeo físico de la DB</text:p>
        </text:list-item>
        <text:list-item>
          <text:p text:style-name="P25">Diagramas de secuencia de los casos de uso que entregará implementados</text:p>
        </text:list-item>
      </text:list>
      <text:p text:style-name="normal"/>
      <text:p text:style-name="normal">La fecha de entrega de la fase 1 es el día jueves 23 de septiembre antes de las 14:00 horas usando repositorio en github.</text:p>
      <text:p text:style-name="P13"><text:bookmark text:name="_8wmyomq8kjqe"/>Fase 2</text:p>
      <text:p text:style-name="normal">La implementación de su aplicación se debe dividir en dos iteraciones, las cuales va a documentar con:</text:p>
      <text:list xml:id="list232818829227232" text:continue-numbering="true" text:style-name="WWNum4">
        <text:list-item>
          <text:p text:style-name="P25">Diagrama entidad/relación</text:p>
        </text:list-item>
        <text:list-item>
          <text:p text:style-name="P25">Mapeo físico de la DB</text:p>
        </text:list-item>
        <text:list-item>
          <text:p text:style-name="P25">Diagramas de secuencia de los casos de uso que entregará implementados por cada iteración.</text:p>
        </text:list-item>
        <text:list-item>
          <text:p text:style-name="P25">Secuencia de pantallas.</text:p>
        </text:list-item>
      </text:list>
      <text:p text:style-name="P14"><text:bookmark text:name="_nlt8h9bfl3i0"/>Entrega parcial 1</text:p>
      <text:p text:style-name="normal">Como parte de la fase 2, usted debe crear un video explicando las funcionalidades que se completarán en la iteración 1. El video debe incluir también la ejecución de las funcionalidades.</text:p>
      <text:p text:style-name="normal"/>
      <text:p text:style-name="normal">La entrega parcial se entrega el día 09 de octubre antes de la media noche.</text:p>
      <text:p text:style-name="P14"><text:bookmark text:name="_xvwrb4nlkhm9"/>Entrega final</text:p>
      <text:p text:style-name="normal">La entrega final del proyecto es el día 25 de octubre antes de las 14:00 horas por medio de la plataforma Classroom. Los componentes a entregar en repositorio de git son:</text:p>
      <text:list xml:id="list1025465688" text:style-name="WWNum5">
        <text:list-item>
          <text:p text:style-name="P24">Toda la documentación entregada en la fase 1 y en la iteración 1 actualizada.</text:p>
        </text:list-item>
        <text:list-item>
          <text:p text:style-name="P24">Código fuente de ambas aplicaciones</text:p>
        </text:list-item>
        <text:list-item>
          <text:p text:style-name="P24"><text:soft-page-break/>Código compilado (ejecutable) de ambas aplicaciones</text:p>
        </text:list-item>
        <text:list-item>
          <text:p text:style-name="P24">Manual técnico incluyendo:</text:p>
          <text:list>
            <text:list-item>
              <text:p text:style-name="P28">Diagrama de clases (aplicación Java)</text:p>
            </text:list-item>
            <text:list-item>
              <text:p text:style-name="P28">Diagrama E/R</text:p>
            </text:list-item>
            <text:list-item>
              <text:p text:style-name="P28">Diagrama de tablas</text:p>
            </text:list-item>
            <text:list-item>
              <text:p text:style-name="P28">Mapeo físico de la DB</text:p>
            </text:list-item>
            <text:list-item>
              <text:p text:style-name="P28">Diagrama de componentes (ambas aplicaciones)</text:p>
            </text:list-item>
            <text:list-item>
              <text:p text:style-name="P28">Diagrama de paquetes (ambas aplicaciones)</text:p>
            </text:list-item>
            <text:list-item>
              <text:p text:style-name="P28">Diagrama de despliegue</text:p>
              <text:list>
                <text:list-item>
                  <text:p text:style-name="P29">Instrucciones de como instalar y desplegar las aplicaciones.</text:p>
                </text:list-item>
              </text:list>
            </text:list-item>
          </text:list>
        </text:list-item>
        <text:list-item>
          <text:p text:style-name="P24">Manual de usuario</text:p>
        </text:list-item>
      </text:list>
      <text:p text:style-name="P5"><text:bookmark text:name="_bfrb9oug6azf"/>Calificación</text:p>
      <text:p text:style-name="P2">Pendiente</text:p>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8.045cm" fo:margin-left="0cm" fo:margin-top="0cm" fo:margin-bottom="0cm" fo:break-before="auto" fo:break-after="auto" table:align="left" style:writing-mode="lr-tb"/>
    </style:style>
    <style:style style:name="Tabla1.A" style:family="table-column">
      <style:table-column-properties style:column-width="7.512cm"/>
    </style:style>
    <style:style style:name="Tabla1.B" style:family="table-column">
      <style:table-column-properties style:column-width="10.532cm"/>
    </style:style>
    <style:style style:name="Tabla1.1" style:family="table-row">
      <style:table-row-properties fo:keep-together="auto"/>
    </style:style>
    <style:style style:name="Tabla1.A1" style:family="table-cell">
      <style:table-cell-properties style:vertical-align="" fo:background-color="transparent" fo:padding="0.176cm" fo:border="none">
        <style:background-image/>
      </style:table-cell-properties>
    </style:style>
    <style:style style:name="MP1" style:family="paragraph" style:parent-style-name="normal">
      <style:paragraph-properties fo:break-before="auto" fo:break-after="auto"/>
    </style:style>
    <style:style style:name="MP2" style:family="paragraph" style:parent-style-name="normal">
      <style:paragraph-properties fo:line-height="100%" fo:orphans="0" fo:widows="0"/>
    </style:style>
    <style:style style:name="MP3" style:family="paragraph" style:parent-style-name="normal">
      <style:paragraph-properties fo:text-align="end" style:justify-single-word="false"/>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75cm" fo:margin-left="1.75cm" fo:margin-right="1.75cm" style:writing-mode="lr-tb" style:layout-grid-color="#c0c0c0" style:layout-grid-lines="244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image1.png" text:anchor-type="as-char" svg:width="6.202cm" svg:height="2.044cm" draw:z-index="5"><draw:image xlink:href="Pictures/100002010000038300000124E1ED40F446AFF790.png" xlink:type="simple" xlink:show="embed" xlink:actuate="onLoad" loext:mime-type="image/png"/></draw:frame></text:p>
            </table:table-cell>
            <table:table-cell table:style-name="Tabla1.A1" office:value-type="string">
              <text:p text:style-name="MP3">CENTRO UNIVERSITARIO DE OCCIDENTE</text:p>
              <text:p text:style-name="MP3">DIVISIÓN DE CIENCIAS DE LA INGENIERÍA</text:p>
              <text:p text:style-name="MP3">INTRODUCCIÓN A LA PROGRAMACION Y COMPUTACION 2</text:p>
              <text:p text:style-name="MP3">PROYECTO 2</text:p>
              <text:p text:style-name="MP3">SEGUNDO SEMESTRE 2021</text:p>
            </table: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1-09-20T23:28:17.818725144</dc:date>
    <meta:editing-duration>PT8H13M40S</meta:editing-duration>
    <meta:editing-cycles>10</meta:editing-cycles>
    <meta:generator>LibreOffice/6.4.6.2$Linux_X86_64 LibreOffice_project/40$Build-2</meta:generator>
    <meta:document-statistic meta:table-count="1" meta:image-count="1" meta:object-count="0" meta:page-count="6" meta:paragraph-count="116" meta:word-count="1875" meta:character-count="10998" meta:non-whitespace-character-count="9298"/>
  </office:meta>
</office:document-meta>
</file>